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2.54cm" fo:break-before="auto" style:use-optimal-row-height="false"/>
    </style:style>
    <style:style style:name="ro15" style:family="table-row">
      <style:table-row-properties style:row-height="3.632cm" fo:break-before="auto" style:use-optimal-row-height="true"/>
    </style:style>
    <style:style style:name="ro16" style:family="table-row">
      <style:table-row-properties style:row-height="3.184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8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8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8000">
      <style:table-cell-properties fo:border-bottom="0.002cm solid #000000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29" style:family="table-cell" style:parent-style-name="Default" style:data-style-name="N0">
      <style:table-cell-properties fo:background-color="transparent" fo:border="0.002cm solid #000000"/>
    </style:style>
    <style:style style:name="ce30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31" style:family="table-cell" style:parent-style-name="Excel_20_Built-in_20_Normal" style:data-style-name="N8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8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5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6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7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39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40" style:family="table-cell" style:parent-style-name="Excel_20_Built-in_20_Normal" style:data-style-name="N8000">
      <style:table-cell-properties fo:background-color="transparent" fo:border="0.002cm solid #000000" style:vertical-align="automatic"/>
      <style:text-properties style:font-name="Calibri1" style:font-name-asian="Calibri1" style:font-name-complex="Calibri1"/>
    </style:style>
    <style:style style:name="ce41" style:family="table-cell" style:parent-style-name="Excel_20_Built-in_20_Normal" style:data-style-name="N8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30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30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31" office:value-type="string">
            <text:p>2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32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32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1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1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2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2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32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32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31" office:value-type="string">
            <text:p>kilka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(5h)</text:p>
            <text:p>Przygotowanie prezentacji, opis i analiza 2 wybranych algorytmów (2,5h)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(5h)</text:p>
            <text:p>Przygotowanie prezentacji, opis i analiza 2 wybranych algorytmów (2,5h)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32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31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32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32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1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31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2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32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1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31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2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32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32" office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31" office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32" office:value-type="string">
            <text:p>3 dni</text:p>
          </table:table-cell>
          <table:table-cell table:style-name="ce21" office:value-type="string">
            <text:p>Wykonano prezentacje, wybrano odpowiedni algorytm i zmodyfikowano go.</text:p>
          </table:table-cell>
          <table:table-cell table:style-name="ce32" office:value-type="string">
            <text:p>10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31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31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32"/>
          <table:table-cell table:style-name="ce21" office:value-type="string">
            <text:p>Przegląd literatury, dobór algorytmów wykonanie prezentacji</text:p>
          </table:table-cell>
          <table:table-cell table:style-name="ce32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31" office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32" office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1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31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2" office:value-type="string">
            <text:p>2-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31" office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32" office:value-type="string">
            <text:p>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31" office:value-type="string">
            <text:p>jakiś tydzień.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31" office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32" office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30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30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32" office:value-type="string">
            <text:p>2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1" office:value-type="string">
            <text:p>30h</text:p>
          </table:table-cell>
          <table:table-cell table:style-name="ce20" office:value-type="string">
            <text:p>zaimplementowano klasę MainWindow oraz pozostałe klasy tworzące GUI</text:p>
          </table:table-cell>
          <table:table-cell table:style-name="ce31" office:value-type="string">
            <text:p>ok. 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2" office:value-type="string">
            <text:p>30h</text:p>
          </table:table-cell>
          <table:table-cell table:style-name="ce20" office:value-type="string">
            <text:p>zaimplementowano klasę MainWindow oraz pozostałe klasy tworzące GUI</text:p>
          </table:table-cell>
          <table:table-cell table:style-name="ce31" office:value-type="string">
            <text:p>ok. 30h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4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table:style-name="ce33" office:value-type="string" table:number-columns-spanned="1" table:number-rows-spanned="2">
            <text:p>20h</text:p>
          </table:table-cell>
          <table:table-cell table:style-name="ce24" office:value-type="string" table:number-columns-spanned="1" table:number-rows-spanned="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table:style-name="ce33" office:value-type="string" table:number-columns-spanned="1" table:number-rows-spanned="2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5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4" office:value-type="string">
            <text:p>ok. 12h</text:p>
          </table:table-cell>
          <table:table-cell table:style-name="ce22" office:value-type="string">
            <text:p>Implementacja dwóch założonych wcześniej algorytmów w pakiecie MATLAB, uzupełnienie raportu 1, przygotowanie prezentacji na spotkanie kontrolne 2.</text:p>
          </table:table-cell>
          <table:table-cell table:style-name="ce31" office:value-type="string">
            <text:p>ok. 15h</text:p>
          </table:table-cell>
          <table:table-cell table:number-columns-repeated="1017"/>
        </table:table-row>
        <table:table-row table:style-name="ro16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table:style-name="ce35" office:value-type="string">
            <text:p><text:s/>ok. 12h</text:p>
          </table:table-cell>
          <table:table-cell table:style-name="ce41" office:value-type="string">
            <text:p>Implementacja dwóch założonych wcześniej algorytmów w pakiecie MATLAB, uzupełnienie raportu 1, uzupełnienie prezentacji na spotkanie kontrolne 2.</text:p>
          </table:table-cell>
          <table:table-cell table:style-name="ce32" office:value-type="string">
            <text:p>15/16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32" office:value-type="string">
            <text:p>20h</text:p>
          </table:table-cell>
          <table:table-cell table:style-name="ce20" office:value-type="string">
            <text:p>Uzyskanie VCG z EKG metodą Dowera w Matlabie</text:p>
          </table:table-cell>
          <table:table-cell table:style-name="ce31" office:value-type="string">
            <text:p>30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32" office:value-type="string">
            <text:p>20h</text:p>
          </table:table-cell>
          <table:table-cell table:style-name="ce21" office:value-type="string">
            <text:p>Implementacja PCA w Matlabie – metoda odrzucona w późniejszych pracach</text:p>
          </table:table-cell>
          <table:table-cell table:style-name="ce32" office:value-type="string">
            <text:p>3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32" office:value-type="string">
            <text:p>3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31" office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32" office:value-type="string">
            <text:p>4 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31" office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32" office:value-type="string">
            <text:p>1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Implementacja algorytmu, przegląd literatury, pisanie raportu.</text:p>
          </table:table-cell>
          <table:table-cell table:style-name="ce32" office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31" office:value-type="string">
            <text:p>25-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6" office:value-type="string">
            <text:p>20-30h</text:p>
          </table:table-cell>
          <table:table-cell table:style-name="ce21" office:value-type="string">
            <text:p>Baza próbek wraz z parametrami czasowymi, zaimplementowany algorytm w matlabie, walidacja poprawności klasyfikacji działania dla różnych parametrów, raport cząstkowy</text:p>
          </table:table-cell>
          <table:table-cell table:style-name="ce32" office:value-type="string">
            <text:p>22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5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32" office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31" office:value-type="string">
            <text:p>30h</text:p>
          </table:table-cell>
          <table:table-cell table:style-name="ce20" office:value-type="string">
            <text:p>raport wstępny/działające funkcje w matlab</text:p>
          </table:table-cell>
          <table:table-cell table:style-name="ce31" office:value-type="string">
            <text:p>15 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6" office:value-type="string">
            <text:p>20-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31" office:value-type="string">
            <text:p>20-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32" office:value-type="string">
            <text:p>20-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3:</text:p>
          </table:table-cell>
          <table:table-cell table:style-name="ce1" table:number-columns-repeated="2"/>
          <table:table-cell table:style-name="ce18" office:value-type="string">
            <text:p>15.12.2014 - 12.01.201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30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30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Sprzężenie GUI z modułem I/O oraz Visualisation. Dodanie nowych funkcjonalności (m.in obsługa wykresów). Ewentualna modyfikacja wyglądu GUI.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Sprzężenie GUI z modułem I/O oraz Visualisation. Dodanie nowych funkcjonalności (m.in obsługa wykresów). Ewentualna modyfikacja wyglądu GUI.</text:p>
          </table:table-cell>
          <table:table-cell table:style-name="ce32" office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Wyciągnięcie od innych modułów info o liczbe rzeczy do wizulizacji (ile tabel, plotów), podział pdf na sekcje, implementacje funkcji do tworzenia sekcji</text:p>
          </table:table-cell>
          <table:table-cell table:style-name="ce32" office:value-type="float" office:value="30">
            <text:p>30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table:style-name="ce33" office:value-type="string" table:number-columns-spanned="1" table:number-rows-spanned="2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Implementacja filtrów cyfrowych, algorytmu LMS i cubic spline interpolation w C++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Implementacja algorytmów w C++ metod: filtr Savitzky-Golay, średnia krocząca, filtr IIR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6" office:value-type="string" table:number-columns-spanned="1" table:number-rows-spanned="2">
            <text:p>Implementacja algorytmu <text:s/>(algorytm R_ampl) w C++. Przeprowadzanie testów jednostkowych, sporządzenie raportu końcowego.</text:p>
          </table:table-cell>
          <table:table-cell table:style-name="ce37" office:value-type="string" table:number-columns-spanned="1" table:number-rows-spanned="2">
            <text:p>ok. 4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Implementacja metod wyliczania parametrów mMA, mDEA i mRMMV w Matlabie. Przeniesienie algorytmów do C++</text:p>
          </table:table-cell>
          <table:table-cell table:style-name="ce32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7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7" office:value-type="string">
            <text:p>Przeniesienie algorytmów do C++ </text:p>
          </table:table-cell>
          <table:table-cell table:style-name="ce32" office:value-type="string">
            <text:p>2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8" office:value-type="string" table:number-columns-spanned="1" table:number-rows-spanned="2">
            <text:p>implementacja algorytmow analizy statystycznej i czestoliwosciowej w C++, testy jednostkowe, przygotowanie raportu</text:p>
          </table:table-cell>
          <table:table-cell table:style-name="ce38" office:value-type="string" table:number-columns-spanned="1" table:number-rows-spanned="2">
            <text:p>4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9" table:number-columns-spanned="1" table:number-rows-spanned="2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covered-table-cell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implementacja algorytmu z wykorzystaniem PCA w C++, testy jednostkowe</text:p>
          </table:table-cell>
          <table:table-cell table:style-name="ce36" office:value-type="string">
            <text:p>25-3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9" office:value-type="string" table:number-columns-spanned="1" table:number-rows-spanned="2">
            <text:p>Dokończenie pracy związanej z prototypowaniem algorytmów w Matlabie. Implementacja algorytmu w C++, testy jednostkowe. Raport końcowy.</text:p>
          </table:table-cell>
          <table:table-cell table:style-name="ce40" office:value-type="string" table:number-columns-spanned="1" table:number-rows-spanned="2">
            <text:p>4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implementacja funkcji TPR, Shannon Entropy, RMSSD, wyświetlanie sygnału z af, testy jednostkowe</text:p>
          </table:table-cell>
          <table:table-cell table:style-name="ce31" office:value-type="string">
            <text:p>30 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Implementacja finalnych wersji funkcji w C++. Testy algorytmu. Stopniowe sporządzanie raportu końcowego</text:p>
          </table:table-cell>
          <table:table-cell table:style-name="ce36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31.12.2014</text:date>, <text:time>07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ell Latitude E6540</meta:initial-creator>
    <dc:creator>Ania </dc:creator>
    <meta:creation-date>2014-11-04T22:12:00Z</meta:creation-date>
    <dc:date>2014-12-31T07:08:35.18</dc:date>
    <meta:editing-cycles>27</meta:editing-cycles>
    <meta:editing-duration>PT1H42M48S</meta:editing-duration>
    <meta:document-statistic meta:table-count="1" meta:cell-count="484" meta:object-count="0"/>
  </office:meta>
</office:document-meta>
</file>